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text-properties style:font-name="Arial" fo:background-color="#fff200" style:font-name-asian="Arial1" style:font-name-complex="Arial1"/>
    </style:style>
    <style:style style:name="P4" style:family="paragraph" style:parent-style-name="Standard">
      <style:text-properties fo:color="#ce181e"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fo:color="#ce181e" style:font-name="Arial" style:font-name-asian="Arial1" style:font-name-complex="Arial1"/>
    </style:style>
    <style:style style:name="P6" style:family="paragraph" style:parent-style-name="Standard">
      <style:text-properties fo:background-color="#fff200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style:font-name="Arial" fo:background-color="#fff200" style:font-name-asian="Arial1" style:font-name-complex="Arial1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12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13" style:family="paragraph" style:parent-style-name="Standard">
      <style:text-properties style:use-window-font-color="true" style:font-name="Arial" fo:font-weight="bold" fo:background-color="transparent" style:font-name-asian="Arial1" style:font-weight-asian="bold" style:font-name-complex="Arial1"/>
    </style:style>
    <style:style style:name="P14" style:family="paragraph" style:parent-style-name="Standard">
      <style:text-properties style:use-window-font-color="true" style:font-name="Arial" fo:background-color="transparent" style:font-name-asian="Arial1" style:font-name-complex="Arial1"/>
    </style:style>
    <style:style style:name="P15" style:family="paragraph" style:parent-style-name="Standard">
      <style:text-properties style:font-name="Arial" fo:background-color="#fff200" style:font-name-asian="Arial1" style:font-name-complex="Arial1"/>
    </style:style>
    <style:style style:name="P16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7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8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9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0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1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2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3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4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5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6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7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8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9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0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1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2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3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4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5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6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7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8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9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0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1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2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3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4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5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6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7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8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9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0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1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2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transparent" style:font-name-asian="Arial1" style:font-name-complex="Arial1"/>
    </style:style>
    <style:style style:name="P63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64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use-window-font-color="true" style:font-name="Arial" fo:background-color="transparent" style:font-name-asian="Arial1" style:font-name-complex="Arial1"/>
    </style:style>
    <style:style style:name="P65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7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8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9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0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1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2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3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4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5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6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7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8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9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90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91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fo:background-color="#bd7cb5" style:font-name-asian="Arial1" style:font-name-complex="Arial1"/>
    </style:style>
    <style:style style:name="P92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fo:background-color="transparent" style:font-name-asian="Arial1" style:font-name-complex="Arial1"/>
    </style:style>
    <style:style style:name="P93" style:family="paragraph" style:parent-style-name="Standard" style:list-style-name="WWNum9">
      <style:paragraph-properties fo:margin-left="1.27cm" fo:margin-right="0cm" fo:text-indent="-0.635cm" style:auto-text-indent="false"/>
      <style:text-properties style:use-window-font-color="true" style:font-name="Arial" fo:background-color="#fff200" style:font-name-asian="Arial1" style:font-name-complex="Arial1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gjdgxs"/>Core Java: Part 2</text:p>
      <text:p text:style-name="P2">How to import all package?</text:p>
      <text:list xml:id="list202657439" text:style-name="WWNum17">
        <text:list-item>
          <text:p text:style-name="P16">import java.*;</text:p>
        </text:list-item>
        <text:list-item>
          <text:p text:style-name="P36">include java.lang;</text:p>
        </text:list-item>
        <text:list-item>
          <text:p text:style-name="P65">java.package</text:p>
        </text:list-item>
      </text:list>
      <text:p text:style-name="P1"/>
      <text:p text:style-name="P2">What is the value of "d" after this line of code has been executed?</text:p>
      <text:p text:style-name="P1">double d = Math.round ( 2.5 + Math.random() );</text:p>
      <text:list xml:id="list4165927457" text:style-name="WWNum24">
        <text:list-item>
          <text:p text:style-name="P37">2</text:p>
        </text:list-item>
        <text:list-item>
          <text:p text:style-name="P17">3</text:p>
        </text:list-item>
        <text:list-item>
          <text:p text:style-name="P37">4</text:p>
        </text:list-item>
        <text:list-item>
          <text:p text:style-name="P66">2.5</text:p>
        </text:list-item>
      </text:list>
      <text:p text:style-name="P7"/>
      <text:p text:style-name="P2">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2169844649" text:style-name="WWNum19">
        <text:list-item>
          <text:p text:style-name="P38">There is a syntax error on line 1.</text:p>
        </text:list-item>
        <text:list-item>
          <text:p text:style-name="P38">There are syntax errors on lines 1 and 6.</text:p>
        </text:list-item>
        <text:list-item>
          <text:p text:style-name="P18">run infinity time</text:p>
        </text:list-item>
        <text:list-item>
          <text:p text:style-name="P67">There is a syntax error in line 6.</text:p>
        </text:list-item>
      </text:list>
      <text:p text:style-name="P1"/>
      <text:p text:style-name="P2">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1359006731" text:style-name="WWNum16">
        <text:list-item>
          <text:p text:style-name="P39">Hellogoodworld</text:p>
        </text:list-item>
        <text:list-item>
          <text:p text:style-name="P39">hellogoodworld</text:p>
        </text:list-item>
        <text:list-item>
          <text:p text:style-name="P19">Hello Goodworld</text:p>
        </text:list-item>
        <text:list-item>
          <text:p text:style-name="P68">GoodWorld</text:p>
        </text:list-item>
      </text:list>
      <text:p text:style-name="P1"/>
      <text:p text:style-name="P2">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2921500799" text:style-name="WWNum26">
        <text:list-item>
          <text:p text:style-name="P20">hello</text:p>
        </text:list-item>
        <text:list-item>
          <text:p text:style-name="P40">world</text:p>
        </text:list-item>
        <text:list-item>
          <text:p text:style-name="P40">hello world</text:p>
        </text:list-item>
        <text:list-item>
          <text:p text:style-name="P69">none of the above</text:p>
        </text:list-item>
      </text:list>
      <text:p text:style-name="P1"/>
      <text:p text:style-name="P2">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3820563699" text:style-name="WWNum29">
        <text:list-item>
          <text:p text:style-name="P41"><text:soft-page-break/>DEMOS</text:p>
        </text:list-item>
        <text:list-item>
          <text:p text:style-name="P41">DEMS</text:p>
        </text:list-item>
        <text:list-item>
          <text:p text:style-name="P41">DEM</text:p>
        </text:list-item>
        <text:list-item>
          <text:p text:style-name="P85">EMOS</text:p>
        </text:list-item>
      </text:list>
      <text:p text:style-name="P1"/>
      <text:p text:style-name="P2">Determine the output</text:p>
      <text:p text:style-name="P1">SOP (‘1’+new integer (2) +3);</text:p>
      <text:list xml:id="list162739531" text:style-name="WWNum11">
        <text:list-item>
          <text:p text:style-name="P21">123</text:p>
        </text:list-item>
        <text:list-item>
          <text:p text:style-name="P42">13</text:p>
        </text:list-item>
        <text:list-item>
          <text:p text:style-name="P42">1</text:p>
        </text:list-item>
        <text:list-item>
          <text:p text:style-name="P70">12</text:p>
        </text:list-item>
      </text:list>
      <text:p text:style-name="P1"/>
      <text:p text:style-name="P13">Determine the output:</text:p>
      <text:p text:style-name="P14">StringBuffer s1 = new StringBuffer(“Hello”);</text:p>
      <text:p text:style-name="P14">StringBuffer s2 = reverse(s1);</text:p>
      <text:p text:style-name="P14">SOP(s2);</text:p>
      <text:list xml:id="list1005609490" text:style-name="WWNum9">
        <text:list-item>
          <text:p text:style-name="P64">Hlloe</text:p>
        </text:list-item>
        <text:list-item>
          <text:p text:style-name="P64">lloeH</text:p>
        </text:list-item>
        <text:list-item>
          <text:p text:style-name="P64">Hello</text:p>
        </text:list-item>
        <text:list-item>
          <text:p text:style-name="P93">olleH</text:p>
        </text:list-item>
      </text:list>
      <text:p text:style-name="P1"/>
      <text:p text:style-name="P2">Write the correct signature of the main method?</text:p>
      <text:list xml:id="list2274791057" text:style-name="WWNum6">
        <text:list-item>
          <text:p text:style-name="P43">public Static void main()</text:p>
        </text:list-item>
        <text:list-item>
          <text:p text:style-name="P22">public Static void main(String args[])</text:p>
        </text:list-item>
        <text:list-item>
          <text:p text:style-name="P91">public Static void main(String ...)</text:p>
        </text:list-item>
      </text:list>
      <text:p text:style-name="P3"/>
      <text:p text:style-name="P2">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3553601958" text:style-name="WWNum2">
        <text:list-item>
          <text:p text:style-name="P44">class java.object</text:p>
        </text:list-item>
        <text:list-item>
          <text:p text:style-name="P44">c<text:span text:style-name="T1">lass java.lang.object</text:span></text:p>
        </text:list-item>
        <text:list-item>
          <text:p text:style-name="P71">none of the above</text:p>
        </text:list-item>
      </text:list>
      <text:p text:style-name="P1"/>
      <text:p text:style-name="P4"><text:soft-page-break/>Determine the output</text:p>
      <text:p text:style-name="P5">Class{</text:p>
      <text:p text:style-name="P5">PSVM</text:p>
      <text:p text:style-name="P5">String str = new String( “.....”);</text:p>
      <text:p text:style-name="P5">}</text:p>
      <text:p text:style-name="P5">Do{</text:p>
      <text:p text:style-name="P5">str = “Hello Stop World ”;</text:p>
      <text:p text:style-name="P5">SOP(str);</text:p>
      <text:p text:style-name="P5">}</text:p>
      <text:p text:style-name="P5">While(str!=Strong);</text:p>
      <text:p text:style-name="P5">{</text:p>
      <text:p text:style-name="P5">.......</text:p>
      <text:p text:style-name="P5">}</text:p>
      <text:list xml:id="list65856944" text:style-name="WWNum15">
        <text:list-item>
          <text:p text:style-name="P63">HelloStopWorld</text:p>
        </text:list-item>
        <text:list-item>
          <text:p text:style-name="P45">Hello Stop World</text:p>
        </text:list-item>
        <text:list-item>
          <text:p text:style-name="P45">HelloStop</text:p>
        </text:list-item>
        <text:list-item>
          <text:p text:style-name="P72">none of the above</text:p>
        </text:list-item>
      </text:list>
      <text:p text:style-name="P1"/>
      <text:p text:style-name="P2">How to declare array of string which one is correct?</text:p>
      <text:list xml:id="list4220372362" text:style-name="WWNum27">
        <text:list-item>
          <text:p text:style-name="P46">string[]s;</text:p>
        </text:list-item>
        <text:list-item>
          <text:p text:style-name="P46">string s[]</text:p>
        </text:list-item>
        <text:list-item>
          <text:p text:style-name="P86">string []s;</text:p>
        </text:list-item>
      </text:list>
      <text:p text:style-name="P1"/>
      <text:p text:style-name="P2">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3335485606" text:style-name="WWNum28">
        <text:list-item>
          <text:p text:style-name="P23">A@1cde5f</text:p>
        </text:list-item>
        <text:list-item>
          <text:p text:style-name="P47">A a 1cde5f</text:p>
        </text:list-item>
        <text:list-item>
          <text:p text:style-name="P47">A d 1cde5f</text:p>
        </text:list-item>
        <text:list-item>
          <text:p text:style-name="P73">@1cde5f</text:p>
        </text:list-item>
      </text:list>
      <text:p text:style-name="P1"/>
      <text:p text:style-name="P2">What will be the datatype of the no 9.6352</text:p>
      <text:list xml:id="list1391770700" text:style-name="WWNum5">
        <text:list-item>
          <text:p text:style-name="P24">double</text:p>
        </text:list-item>
        <text:list-item>
          <text:p text:style-name="P62">Float</text:p>
        </text:list-item>
        <text:list-item>
          <text:p text:style-name="P92">Double</text:p>
        </text:list-item>
      </text:list>
      <text:p text:style-name="P1"/>
      <text:p text:style-name="P2">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3767267762" text:style-name="WWNum21">
        <text:list-item>
          <text:p text:style-name="P25">uvwxyzuvwXYZ</text:p>
        </text:list-item>
        <text:list-item>
          <text:p text:style-name="P48">uvwxyzuv</text:p>
        </text:list-item>
        <text:list-item>
          <text:p text:style-name="P48">uvwxyzXYZ</text:p>
        </text:list-item>
        <text:list-item>
          <text:p text:style-name="P74">uvwxyzuvXYZ</text:p>
        </text:list-item>
      </text:list>
      <text:p text:style-name="P1"/>
      <text:p text:style-name="P2">Determine the output</text:p>
      <text:p text:style-name="P1">int i = -1;</text:p>
      <text:p text:style-name="P1">int b = 10;</text:p>
      <text:p text:style-name="P1">int val = b/ i;</text:p>
      <text:list xml:id="list1659072010" text:style-name="WWNum8">
        <text:list-item>
          <text:p text:style-name="P26">-10</text:p>
        </text:list-item>
        <text:list-item>
          <text:p text:style-name="P49">10</text:p>
        </text:list-item>
        <text:list-item>
          <text:p text:style-name="P49">10/1</text:p>
        </text:list-item>
        <text:list-item>
          <text:p text:style-name="P75">error17. </text:p>
        </text:list-item>
      </text:list>
      <text:p text:style-name="P7"/>
      <text:p text:style-name="P10"><text:soft-page-break/>How to inherit both the interface and abstract class ?</text:p>
      <text:list xml:id="list1789680572" text:style-name="WWNum25">
        <text:list-item>
          <text:p text:style-name="P50">class implemts Info,interface</text:p>
        </text:list-item>
        <text:list-item>
          <text:p text:style-name="P27">class xyz extends Info implements interface{ void load}</text:p>
        </text:list-item>
        <text:list-item>
          <text:p text:style-name="P50">class extends Info,interface</text:p>
        </text:list-item>
        <text:list-item>
          <text:p text:style-name="P76">class implements interface</text:p>
        </text:list-item>
      </text:list>
      <text:p text:style-name="P1"/>
      <text:p text:style-name="P1"/>
      <text:p text:style-name="P2">Which operator is used to separate parameters or attributes?</text:p>
      <text:list xml:id="list3233024983" text:style-name="WWNum12">
        <text:list-item>
          <text:p text:style-name="P28">&amp;</text:p>
        </text:list-item>
        <text:list-item>
          <text:p text:style-name="P51">&amp;&amp;</text:p>
        </text:list-item>
        <text:list-item>
          <text:p text:style-name="P77">and</text:p>
        </text:list-item>
      </text:list>
      <text:p text:style-name="P1"/>
      <text:p text:style-name="P2">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1743245188" text:style-name="WWNum13">
        <text:list-item>
          <text:p text:style-name="P52">ABDCB</text:p>
        </text:list-item>
        <text:list-item>
          <text:p text:style-name="P29">ABDCBDCB</text:p>
        </text:list-item>
        <text:list-item>
          <text:p text:style-name="P52">ABCDBDA</text:p>
        </text:list-item>
        <text:list-item>
          <text:p text:style-name="P78">ABDCBDA</text:p>
        </text:list-item>
      </text:list>
      <text:p text:style-name="P1"/>
      <text:p text:style-name="P1"/>
      <text:p text:style-name="P2"><text:s/>import java.util.*;</text:p>
      <text:p text:style-name="P2"><text:soft-page-break/>class Array {</text:p>
      <text:p text:style-name="P2">public static void main(String args[])</text:p>
      <text:p text:style-name="P2">{</text:p>
      <text:p text:style-name="P2">int array[] = new int [5];</text:p>
      <text:p text:style-name="P2">for (int i = 5; i &gt; 0; i--)</text:p>
      <text:p text:style-name="P2">array[5 - i] = i;</text:p>
      <text:p text:style-name="P2">Arrays.sort(array);</text:p>
      <text:p text:style-name="P2">for (int i = 0; i &lt; 5; ++i)</text:p>
      <text:p text:style-name="P2">System.out.print(array[i]);;</text:p>
      <text:p text:style-name="P2">}</text:p>
      <text:p text:style-name="P2">}</text:p>
      <text:list xml:id="list1126616540" text:style-name="WWNum7">
        <text:list-item>
          <text:p text:style-name="P30">12345</text:p>
        </text:list-item>
        <text:list-item>
          <text:p text:style-name="P53">54321</text:p>
        </text:list-item>
        <text:list-item>
          <text:p text:style-name="P53">123</text:p>
        </text:list-item>
        <text:list-item>
          <text:p text:style-name="P79">1234</text:p>
        </text:list-item>
      </text:list>
      <text:p text:style-name="P1"/>
      <text:p text:style-name="P2">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3702188538" text:style-name="WWNum4">
        <text:list-item>
          <text:p text:style-name="P54">12885</text:p>
        </text:list-item>
        <text:list-item>
          <text:p text:style-name="P54">12845</text:p>
        </text:list-item>
        <text:list-item>
          <text:p text:style-name="P31">58881</text:p>
        </text:list-item>
        <text:list-item>
          <text:p text:style-name="P80">54881</text:p>
        </text:list-item>
      </text:list>
      <text:p text:style-name="P1"><text:soft-page-break/></text:p>
      <text:p text:style-name="P2">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3198957263" text:style-name="WWNum10">
        <text:list-item>
          <text:p text:style-name="P55">Hello</text:p>
        </text:list-item>
        <text:list-item>
          <text:p text:style-name="P55">World</text:p>
        </text:list-item>
        <text:list-item>
          <text:p text:style-name="P55">Helloworld</text:p>
        </text:list-item>
        <text:list-item>
          <text:p text:style-name="P87">Hello World</text:p>
        </text:list-item>
      </text:list>
      <text:p text:style-name="P1"/>
      <text:p text:style-name="P2">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1155152929" text:style-name="WWNum22">
        <text:list-item>
          <text:p text:style-name="P56">xello</text:p>
        </text:list-item>
        <text:list-item>
          <text:p text:style-name="P56">xxxxx</text:p>
        </text:list-item>
        <text:list-item>
          <text:p text:style-name="P32">Hxllo</text:p>
        </text:list-item>
        <text:list-item>
          <text:p text:style-name="P81">Hexlo</text:p>
        </text:list-item>
      </text:list>
      <text:p text:style-name="P1"/>
      <text:p text:style-name="P2">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3073957725" text:style-name="WWNum1">
        <text:list-item>
          <text:p text:style-name="P57">AaBaCa</text:p>
        </text:list-item>
        <text:list-item>
          <text:p text:style-name="P57">ABCaaa</text:p>
        </text:list-item>
        <text:list-item>
          <text:p text:style-name="P57">AaaBaaCaa</text:p>
        </text:list-item>
        <text:list-item>
          <text:p text:style-name="P90">AaBaaCaaa</text:p>
        </text:list-item>
      </text:list>
      <text:p text:style-name="P3"/>
      <text:p text:style-name="P2">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1876683634" text:style-name="WWNum14">
        <text:list-item>
          <text:p text:style-name="P88">a is a lower case Letter</text:p>
        </text:list-item>
      </text:list>
      <text:p text:style-name="P9">is White space character</text:p>
      <text:p text:style-name="P11"><text:s text:c="6"/>b) b is a lower case Letter</text:p>
      <text:p text:style-name="P8">is White space character</text:p>
      <text:p text:style-name="P11"><text:s text:c="6"/>c) a is a lower case Letter</text:p>
      <text:p text:style-name="P8">A is a upper case Letter</text:p>
      <text:p text:style-name="P1"><text:s text:c="6"/>d) a is a lower case Letter</text:p>
      <text:p text:style-name="P8">0 is a digit</text:p>
      <text:p text:style-name="P8"/>
      <text:p text:style-name="P8"/>
      <text:p text:style-name="P2">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2">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793538023" text:style-name="WWNum3">
        <text:list-item>
          <text:p text:style-name="P58">42</text:p>
        </text:list-item>
        <text:list-item>
          <text:p text:style-name="P58">420</text:p>
        </text:list-item>
        <text:list-item>
          <text:p text:style-name="P58">462</text:p>
        </text:list-item>
        <text:list-item>
          <text:p text:style-name="P58">42042</text:p>
        </text:list-item>
        <text:list-item>
          <text:p text:style-name="P33">Compilation fails</text:p>
        </text:list-item>
        <text:list-item>
          <text:p text:style-name="P82">An exception is thrown at runtime.</text:p>
        </text:list-item>
      </text:list>
      <text:p text:style-name="P1"/>
      <text:p text:style-name="P1"/>
      <text:p text:style-name="P2">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3030412986" text:style-name="WWNum23">
        <text:list-item>
          <text:p text:style-name="P34">final</text:p>
        </text:list-item>
        <text:list-item>
          <text:p text:style-name="P34"><text:soft-page-break/>static</text:p>
        </text:list-item>
        <text:list-item>
          <text:p text:style-name="P59">native</text:p>
        </text:list-item>
        <text:list-item>
          <text:p text:style-name="P34">public</text:p>
        </text:list-item>
        <text:list-item>
          <text:p text:style-name="P59">private</text:p>
        </text:list-item>
        <text:list-item>
          <text:p text:style-name="P59">abstract</text:p>
        </text:list-item>
        <text:list-item>
          <text:p text:style-name="P83">protected</text:p>
        </text:list-item>
      </text:list>
      <text:p text:style-name="P1"/>
      <text:p text:style-name="P2">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3882055692" text:style-name="WWNum18">
        <text:list-item>
          <text:p text:style-name="P60">Foo { public int bar() { return 1; }</text:p>
        </text:list-item>
        <text:list-item>
          <text:p text:style-name="P60">new Foo { public int bar() { return 1; }</text:p>
        </text:list-item>
        <text:list-item>
          <text:p text:style-name="P35">new Foo() { public int bar() { return 1; }</text:p>
        </text:list-item>
        <text:list-item>
          <text:p text:style-name="P84">new class Foo { public int bar() { return 1; }</text:p>
        </text:list-item>
      </text:list>
      <text:p text:style-name="P1"/>
      <text:p text:style-name="P2">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2918101170" text:style-name="WWNum20">
        <text:list-item>
          <text:p text:style-name="P61"><text:soft-page-break/>peep</text:p>
        </text:list-item>
        <text:list-item>
          <text:p text:style-name="P61">bark</text:p>
        </text:list-item>
        <text:list-item>
          <text:p text:style-name="P61">meow</text:p>
        </text:list-item>
        <text:list-item>
          <text:p text:style-name="P61">Compilation fails</text:p>
        </text:list-item>
        <text:list-item>
          <text:p text:style-name="P89">An exception is thrown at runtime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4-07T00:15:55.654776387</dc:date>
    <meta:editing-duration>PT12M5S</meta:editing-duration>
    <meta:editing-cycles>2</meta:editing-cycles>
    <meta:document-statistic meta:table-count="0" meta:image-count="0" meta:object-count="0" meta:page-count="13" meta:paragraph-count="379" meta:word-count="1236" meta:character-count="6590" meta:non-whitespace-character-count="5828"/>
  </office:meta>
</office:document-meta>
</file>